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2" style:family="table-row">
      <style:table-row-properties style:min-row-height="0.542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8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Jerome De Potter</text:p>
      <text:p text:style-name="P7">PHASE: Analyse Besoins</text:p>
      <text:p text:style-name="P8">SOUS-PHASE: Étude de l'Existante</text:p>
      <text:p text:style-name="P8">SEMAINE: 2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f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19T11:04:08.70</meta:creation-date>
    <meta:editing-cycles>5</meta:editing-cycles>
    <meta:editing-duration>PT00H08M52S</meta:editing-duration>
    <meta:generator>OpenOffice.org/3.2$Win32 OpenOffice.org_project/320m18$Build-9502</meta:generator>
    <meta:initial-creator>Leandro Mattioli</meta:initial-creator>
    <dc:date>2011-01-29T16:26:22.31</dc:date>
    <meta:document-statistic meta:table-count="1" meta:image-count="0" meta:object-count="0" meta:page-count="1" meta:paragraph-count="12" meta:word-count="30" meta:character-count="202"/>
  </office:meta>
</office:document-meta>
</file>